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o stretchy="false">ψ</mo>
        </mrow>
      </mfenced>
      <mo stretchy="false">←</mo>
      <mo stretchy="false">→</mo>
      <mfenced open="(" close=")">
        <mrow>
          <mtable>
            <mtr>
              <mtd>
                <mrow>
                  <msub>
                    <mo stretchy="false">ψ</mo>
                    <mn>1</mn>
                  </msub>
                </mrow>
              </mtd>
            </mtr>
            <mtr>
              <mtd>
                <mrow>
                  <msub>
                    <mo stretchy="false">ψ</mo>
                    <mn>2</mn>
                  </msub>
                </mrow>
              </mtd>
            </mtr>
            <mtr>
              <mtd>
                <mrow>
                  <mo stretchy="false">⋮</mo>
                </mrow>
              </mtd>
            </mtr>
            <mtr>
              <mtd>
                <mrow>
                  <msub>
                    <mo stretchy="false">ψ</mo>
                    <mi>m</mi>
                  </msub>
                </mrow>
              </mtd>
            </mtr>
            <mtr>
              <mtd>
                <mrow>
                  <mo stretchy="false">⋮</mo>
                </mrow>
              </mtd>
            </mtr>
          </mtable>
        </mrow>
      </mfenced>
    </mrow>
    <annotation encoding="StarMath 5.0">left lline %ipsi right rangle leftarrow rightarrow left ( stack{%ipsi_1 # %ipsi_2 # dotsvert # %ipsi_m # dotsvert}  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22:32:16.621000000</meta:creation-date>
    <meta:generator>LibreOffice/4.1.4.2$Windows_x86 LibreOffice_project/0a0440ccc0227ad9829de5f46be37cfb6edcf72</meta:generator>
  </office:meta>
</office:document-meta>
</file>